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subtitle">
      <style:graphic-properties draw:fill-color="#ffffff" fo:min-height="10.897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paragraph-properties fo:line-height="150%" fo:text-align="justify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473cm" svg:x="1.4cm" svg:y="1cm" presentation:class="title" presentation:user-transformed="true">
          <draw:text-box>
            <text:p>Non-réponse, imputation et Machine Learning</text:p>
          </draw:text-box>
        </draw:frame>
        <draw:frame presentation:style-name="pr2" draw:text-style-name="P3" draw:layer="layout" svg:width="23.1cm" svg:height="10.897cm" svg:x="2.5cm" svg:y="4.5cm" presentation:class="subtitle" presentation:user-transformed="true">
          <draw:text-box>
            <text:p text:style-name="P2"><text:span text:style-name="T1">« La contribution de cette étude est multiple. D’un point de vue méthodologique, elle confronte plusieurs méthodes d’estimation de la valeur des biens immobiliers en comparant les <text:s/>régressions hédoniques à certains algorithmes de machine learning. </text:span><text:span text:style-name="T2">Les résultats mettent en évidence</text:span><text:span text:style-name="T3"> les apports de ces nouveaux algorithmes à la statistique publique par rapport à des méthodes économétriques usuelles.</text:span><text:span text:style-name="T1"> »</text:span></text:p>
            <text:p text:style-name="P2"><text:span text:style-name="T4"/></text:p>
            <text:p text:style-name="P2"><text:span text:style-name="T4">Séminaire D2E du 12 avril 2022 – Mathias André &amp; Olivier Mesl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gorithmes de Machine Learning ?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header>
                <text:p><text:span text:style-name="T5">En pratique les algorithmes les plus courants sont (</text:span><text:span text:style-name="T5"><text:a xlink:href="https://hastie.su.domains/ElemStatLearn/printings/ESLII_print12_toc.pdf" xlink:type="simple">Manuel de référence</text:a></text:span><text:span text:style-name="T5">, 63k quotes) :</text:span></text:p>
                <text:list>
                  <text:list-item>
                    <text:p><text:span text:style-name="T6">Régressions linéaire et logistique</text:span></text:p>
                  </text:list-item>
                  <text:list-item>
                    <text:p><text:span text:style-name="T6">K-plus proches voisins</text:span></text:p>
                  </text:list-item>
                  <text:list-item>
                    <text:p><text:span text:style-name="T6">Machine à support de vecteurs (hyperplan séparateur)</text:span></text:p>
                  </text:list-item>
                  <text:list-item>
                    <text:p><text:span text:style-name="T6">Arbre de décision → Forêt aléatoire → … </text:span><text:span text:style-name="T7">XGBoost</text:span><text:span text:style-name="T6"> !</text:span></text:p>
                  </text:list-item>
                  <text:list-item>
                    <text:p><text:span text:style-name="T6">Réseaux de neurones « simples et peu profonds »</text:span></text:p>
                  </text:list-item>
                  <text:list-item>
                    <text:p><text:span text:style-name="T6">Et pleins d’autres 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XGBoost, champion incontesté ?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’est pas moi qui le dit : Datascientest – <text:a xlink:href="https://datascientest.com/xgboost-grand-gagnant-des-competitions-machine-learning-algorithme" xlink:type="simple">XGBoost, le grand gagnant des compétitions</text:a><text:s/></text:p>
              </text:list-item>
              <text:list-item>
                <text:p>Une succession d’arbres de décision où l’erreur de prédiction de l’arbre précédent… est prédite !</text:p>
                <text:list>
                  <text:list-item>
                    <text:p><text:a xlink:href="https://inria.github.io/scikit-learn-mooc/python_scripts/ensemble_gradient_boosting.html" xlink:type="simple">Notebook pédagogique INRIA - ScikitLearn</text:a></text:p>
                  </text:list-item>
                  <text:list-item>
                    <text:p><text:a xlink:href="https://towardsdatascience.com/ensemble-methods-bagging-boosting-and-stacking-c9214a10a205" xlink:type="simple">Concepts clefs des méthodes ensemblistes</text:a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1" draw:layer="layout" svg:width="25.199cm" svg:height="10.315cm" svg:x="1.4cm" svg:y="4.5cm" presentation:class="outline" presentation:user-transformed="true">
          <draw:text-box>
            <text:list text:style-name="L2">
              <text:list-item>
                <text:p>Par rapport aux OLS, une présence intrinsèque de non-linéarité → Plus de liberté/complexité → Donc de meilleures performances prédictives?</text:p>
              </text:list-item>
              <text:list-item>
                <text:p>Philosophie d’optimisation systématisée : validation-croisée, fonction d’erreur, recherche d’hyperparamètres par « grid search »</text:p>
              </text:list-item>
              <text:list-item>
                <text:p>Ce n’est pas supérieur en tout point à l’existant, juste un outil supplémentaire pour bien faire notre travail :</text:p>
                <text:p>« Les méthodes de Machine Learning que les économistes devraient connaître » (trad.) S. Athey &amp; G. W. Imbens. <text:a xlink:href="https://ideas.repec.org/p/arx/papers/1903.10075.html" xlink:type="simple">Lien ici</text:a>. </text:p>
              </text:list-item>
            </text:list>
          </draw:text-box>
        </draw:frame>
        <draw:frame presentation:style-name="pr1" draw:text-style-name="P1" draw:layer="layout" svg:width="25.199cm" svg:height="3.473cm" svg:x="1.401cm" svg:y="0.527cm" presentation:class="title" presentation:user-transformed="true">
          <draw:text-box>
            <text:p>Quels apports pour la statistique publique 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21T17:48:14.704000000</dc:date>
    <dc:creator>Titouan Blaize</dc:creator>
    <meta:editing-duration>PT2H58M9S</meta:editing-duration>
    <meta:editing-cycles>8</meta:editing-cycles>
    <meta:generator>LibreOffice/7.2.4.1$Windows_X86_64 LibreOffice_project/27d75539669ac387bb498e35313b970b7fe9c4f9</meta:generator>
    <meta:document-statistic meta:object-count="37"/>
  </office:meta>
</office:document-meta>
</file>